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01f" officeooo:paragraph-rsid="0009a01f"/>
    </style:style>
    <style:style style:name="P2" style:family="paragraph" style:parent-style-name="Standard">
      <style:text-properties fo:color="#6a9955" style:font-name="Droid Sans Mono" fo:font-size="10.5pt" fo:font-style="italic" fo:font-weight="normal" officeooo:paragraph-rsid="0009a01f" fo:background-color="#ffffff" style:font-style-asian="italic" style:font-style-complex="italic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4" style:family="paragraph" style:parent-style-name="Standard">
      <style:paragraph-properties style:line-height-at-least="0.198in"/>
      <style:text-properties fo:color="#6a9955" fo:font-style="italic" fo:background-color="#ffffff" style:font-style-asian="italic" style:font-style-complex="italic"/>
    </style:style>
    <style:style style:name="P5" style:family="paragraph" style:parent-style-name="Standard">
      <style:text-properties officeooo:rsid="0009a01f" officeooo:paragraph-rsid="0009a01f" fo:background-color="#ffffff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text-properties fo:color="#000000" style:font-name="Droid Sans Mono" fo:font-size="14pt" fo:font-weight="bold" officeooo:rsid="0009a01f" officeooo:paragraph-rsid="0009a01f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2pt" fo:font-weight="bold" officeooo:rsid="0009a01f" officeooo:paragraph-rsid="0009a01f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9a01f" officeooo:paragraph-rsid="0009a01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dca83" officeooo:paragraph-rsid="000dca8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style:line-height-at-least="0.198in"/>
      <style:text-properties fo:font-style="italic" fo:background-color="#ffffff" style:font-style-asian="italic" style:font-style-complex="italic"/>
    </style:style>
    <style:style style:name="P14" style:family="paragraph" style:parent-style-name="Standard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15" style:family="paragraph" style:parent-style-name="Standard" style:list-style-name="L1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16" style:family="paragraph" style:parent-style-name="Standard" style:list-style-name="L2">
      <style:paragraph-properties style:line-height-at-least="0.198in"/>
      <style:text-properties fo:color="#6a9955" style:font-name="Droid Sans Mono" fo:font-size="10.5pt" fo:font-style="italic" fo:font-weight="normal" fo:background-color="#ffffff" style:font-style-asian="italic" style:font-style-complex="italic"/>
    </style:style>
    <style:style style:name="P17" style:family="paragraph" style:parent-style-name="Standard" style:list-style-name="L3">
      <style:text-properties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0b6e83" officeooo:paragraph-rsid="0009a01f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0f11a8" officeooo:paragraph-rsid="000f11a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font-weight="normal" officeooo:rsid="000ccd66" officeooo:paragraph-rsid="000ccd66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fo:font-size="12pt" fo:font-weight="bold" officeooo:rsid="000b6e83" officeooo:paragraph-rsid="000f11a8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text-properties fo:color="#00a933"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fo:color="#00a933" fo:font-size="12pt" fo:font-weight="bold" officeooo:rsid="000b6e83" officeooo:paragraph-rsid="000b6e83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text-properties fo:color="#ff0000" fo:font-size="12pt" fo:font-weight="normal" officeooo:rsid="0009a01f" officeooo:paragraph-rsid="0009a01f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fo:color="#ff0000" fo:font-size="12pt" fo:font-weight="normal" officeooo:rsid="000b6e83" officeooo:paragraph-rsid="000b6e83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fo:color="#ff0000" fo:font-size="12pt" fo:font-weight="normal" officeooo:rsid="000dca83" officeooo:paragraph-rsid="000dca83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fo:color="#ff0000" fo:font-size="12pt" fo:font-weight="normal" officeooo:rsid="000d7616" officeooo:paragraph-rsid="000d7616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text-properties fo:color="#ff0000" fo:font-size="12pt" fo:font-weight="normal" officeooo:rsid="0012130d" officeooo:paragraph-rsid="0012130d" style:font-size-asian="12pt" style:font-weight-asian="normal" style:font-size-complex="12pt" style:font-weight-complex="normal"/>
    </style:style>
    <style:style style:name="T1" style:family="text">
      <style:text-properties officeooo:rsid="0009a01f"/>
    </style:style>
    <style:style style:name="T2" style:family="text">
      <style:text-properties fo:font-weight="normal" officeooo:rsid="000dca83" style:font-weight-asian="normal" style:font-weight-complex="normal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style:font-name="Droid Sans Mono" fo:font-size="10.5pt" fo:font-weight="normal" officeooo:rsid="000f11a8"/>
    </style:style>
    <style:style style:name="T5" style:family="text">
      <style:text-properties officeooo:rsid="000b6e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6e83" style:font-weight-asian="bold" style:font-weight-complex="bold"/>
    </style:style>
    <style:style style:name="T8" style:family="text">
      <style:text-properties fo:color="#00a933"/>
    </style:style>
    <style:style style:name="T9" style:family="text">
      <style:text-properties fo:color="#00a933" fo:font-weight="bold" style:font-weight-asian="bold" style:font-weight-complex="bold"/>
    </style:style>
    <style:style style:name="T10" style:family="text">
      <style:text-properties fo:color="#00a933" fo:font-weight="bold" officeooo:rsid="000b6e83" style:font-weight-asian="bold" style:font-weight-complex="bold"/>
    </style:style>
    <style:style style:name="T11" style:family="text">
      <style:text-properties fo:color="#00a933" officeooo:rsid="000b6e83"/>
    </style:style>
    <style:style style:name="T12" style:family="text">
      <style:text-properties fo:color="#00a933" officeooo:rsid="000dca83"/>
    </style:style>
    <style:style style:name="T13" style:family="text">
      <style:text-properties fo:color="#00a933" officeooo:rsid="000f11a8"/>
    </style:style>
    <style:style style:name="T14" style:family="text">
      <style:text-properties fo:color="#000000"/>
    </style:style>
    <style:style style:name="T15" style:family="text">
      <style:text-properties fo:color="#ff0000" officeooo:rsid="000b6e83"/>
    </style:style>
    <style:style style:name="T16" style:family="text">
      <style:text-properties fo:color="#ff0000" officeooo:rsid="0010b44c"/>
    </style:style>
    <style:style style:name="T17" style:family="text">
      <style:text-properties officeooo:rsid="000ca124"/>
    </style:style>
    <style:style style:name="T18" style:family="text">
      <style:text-properties officeooo:rsid="000dca83"/>
    </style:style>
    <style:style style:name="T19" style:family="text">
      <style:text-properties officeooo:rsid="000f11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Hack a Boss</text:p>
      <text:p text:style-name="P1"/>
      <text:p text:style-name="P9">Descripción</text:p>
      <text:p text:style-name="P5"/>
      <text:p text:style-name="P2"><text:span text:style-name="T1">Portal de búsqueda de proveedores B2B, con información histórica de los usuarios (clientes), para que </text:span>otros clientes encuentren al proveedor perfecto, basado en score de interacciones anteriores.</text:p>
      <text:p text:style-name="P2"/>
      <text:p text:style-name="P3">ANÓNIMO :</text:p>
      <text:list xml:id="list1034414108" text:style-name="L1">
        <text:list-header>
          <text:p text:style-name="P13"/>
        </text:list-header>
        <text:list-item>
          <text:p text:style-name="P15">Visualizar la landing </text:p>
        </text:list-item>
        <text:list-item>
          <text:p text:style-name="P15">Búsqueda por: </text:p>
          <text:list>
            <text:list-item>
              <text:p text:style-name="P15">Localidad </text:p>
            </text:list-item>
            <text:list-item>
              <text:p text:style-name="P15">Precio </text:p>
            </text:list-item>
            <text:list-item>
              <text:p text:style-name="P15">Operaciones de compraventa </text:p>
            </text:list-item>
            <text:list-item>
              <text:p text:style-name="P15">Score. </text:p>
              <text:p text:style-name="P13"/>
            </text:list-item>
          </text:list>
        </text:list-item>
      </text:list>
      <text:p text:style-name="P4"><text:span text:style-name="T3">L</text:span><text:span text:style-name="T4">OGIN</text:span></text:p>
      <text:p text:style-name="P3"/>
      <text:list xml:id="list1521987812" text:style-name="L2">
        <text:list-item>
          <text:p text:style-name="P16">Registro (le llega email de registro) USUARIOS REGISTRADOS: (la misma persona puede ser cliente y proveedor) </text:p>
        </text:list-item>
        <text:list-item>
          <text:p text:style-name="P16">Gestión del perfil (cambios...) </text:p>
        </text:list-item>
        <text:list-item>
          <text:p text:style-name="P16">Búsqueda por: </text:p>
          <text:list>
            <text:list-item>
              <text:p text:style-name="P16">Localidad </text:p>
            </text:list-item>
            <text:list-item>
              <text:p text:style-name="P16">Precio </text:p>
            </text:list-item>
            <text:list-item>
              <text:p text:style-name="P16">Operaciones de compraventa </text:p>
            </text:list-item>
            <text:list-item>
              <text:p text:style-name="P16">Score </text:p>
            </text:list-item>
          </text:list>
        </text:list-item>
        <text:list-item>
          <text:p text:style-name="P16">Solicitud de reserva (le llega email de confirmación) </text:p>
        </text:list-item>
        <text:list-item>
          <text:p text:style-name="P16">Publicar un producto/servicio ofrecido. </text:p>
        </text:list-item>
        <text:list-item>
          <text:p text:style-name="P16">Aceptar reserva de producto/servicio ofrecido. </text:p>
        </text:list-item>
        <text:list-item>
          <text:p text:style-name="P16">Valorar al proveedor</text:p>
        </text:list-item>
      </text:list>
      <text:p text:style-name="P3"/>
      <text:p text:style-name="P6"/>
      <text:p text:style-name="P8">Funcionalidades Backend</text:p>
      <text:p text:style-name="P10"/>
      <text:p text:style-name="P10"/>
      <text:list xml:id="list3081933235" text:style-name="L3">
        <text:list-item>
          <text:p text:style-name="P17"><text:span text:style-name="T10">R</text:span><text:span text:style-name="T9">egistro </text:span><text:span text:style-name="T8">:</text:span><text:span text:style-name="T11">app.post.</text:span><text:span text:style-name="T8"> </text:span>Está hecho como hicimos los otros. Pero he recordado que en clase vimos la librería Passport, <text:span text:style-name="T5">que podría ser útil para hacer redirects, y demás. </text:span><text:span text:style-name="T15">Es correcto? </text:span><text:span text:style-name="T16">En el archivo bdmock estoy un poco perdido.</text:span></text:p>
        </text:list-item>
        <text:list-item>
          <text:p text:style-name="P24"><text:span text:style-name="T7">Lo</text:span><text:span text:style-name="T6">gin:</text:span> <text:span text:style-name="T5">app.post. </text:span></text:p>
        </text:list-item>
        <text:list-item>
          <text:p text:style-name="P26"><text:span text:style-name="T6">Actualizar datos de registro</text:span>: <text:span text:style-name="T5">app.put. Hasta ahora hemos visto la creación de usuarios con dos valores (email y password). No sé cómo añadir un tercer valor para luego también poder actualizarlo con un put. </text:span></text:p>
        </text:list-item>
        <text:list-item>
          <text:p text:style-name="P27"><text:span text:style-name="T9">Valorar proveedor:</text:span><text:span text:style-name="T14"> Se hace un nuevo post con los mismos datos del proveedor pero con una valoración distinta. Es decir , se registra una entrada con el mismo nombre, localidad, etc, pero una nueva valoración. </text:span><text:s/></text:p>
        </text:list-item>
        <text:list-item>
          <text:p text:style-name="P17"><text:span text:style-name="T10">V</text:span><text:span text:style-name="T9">isualizar landing (sin autorización) y con filtros</text:span><text:span text:style-name="T8">.</text:span> <text:span text:style-name="T5">Todos los filtros están OK </text:span><text:span text:style-name="T15">excepto la función del nombre en la que me gustaría 1) comprobar si hay más con el mismo nombre y , </text:span><text:soft-page-break/><text:span text:style-name="T15">una vez confirmado, 2) devolver un solo objeto para ese nombre con la media del score (valoración. </text:span></text:p>
          <text:p text:style-name="P18"/>
        </text:list-item>
        <text:list-item>
          <text:p text:style-name="P25">Solicitar reserva y enviar email: <text:span text:style-name="T18">app.post</text:span></text:p>
          <text:p text:style-name="P19"/>
        </text:list-item>
        <text:list-item>
          <text:p text:style-name="P23"><text:span text:style-name="T8">Confirmar reserva y enviar email:</text:span><text:span text:style-name="T12">app.pos</text:span><text:span text:style-name="T13">t</text:span></text:p>
        </text:list-item>
        <text:list-item>
          <text:p text:style-name="P23"><text:span text:style-name="T18">API para enviar facturas:</text:span><text:span text:style-name="T2"> app.post</text:span></text:p>
        </text:list-item>
      </text:list>
      <text:p text:style-name="P11"/>
      <text:p text:style-name="P12">Pendiente:</text:p>
      <text:p text:style-name="P11"/>
      <text:list xml:id="list1229463341" text:style-name="L4">
        <text:list-item>
          <text:p text:style-name="P21">API para enviar facturas</text:p>
        </text:list-item>
        <text:list-item>
          <text:p text:style-name="P20">Añadir validator <text:span text:style-name="T17">para emails, nombres </text:span></text:p>
        </text:list-item>
        <text:list-item>
          <text:p text:style-name="P22">Gestionar logs</text:p>
        </text:list-item>
        <text:list-item>
          <text:p text:style-name="P22">Gestionar errores</text:p>
          <text:p text:style-name="P22"/>
        </text:list-item>
      </text:list>
      <text:p text:style-name="P12">Preguntas: </text:p>
      <text:list xml:id="list3182442119" text:style-name="L5">
        <text:list-item>
          <text:p text:style-name="P28">Las ya indicadas en rojo en cada párrafo más arriba</text:p>
        </text:list-item>
        <text:list-item>
          <text:p text:style-name="P29">Pregunta: He añadido 2 middleware en server.js que no sé si me sobran. Están entre las lineas 71 y 89</text:p>
        </text:list-item>
        <text:list-item>
          <text:p text:style-name="P28">Pregunta: No sé sacar las funciones de enviar email de server.js , <text:span text:style-name="T19">creo que es porque debo importar la librería en el propio ./events , pero no me ha funcionado </text:span></text:p>
        </text:list-item>
        <text:list-item>
          <text:p text:style-name="P28">Pregunta: He dividido el mail de envío de solicitud y el de respuesta en dos URL distintas. Supongo que con querystring tiene más sentido</text:p>
          <text:p text:style-name="P30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4T19:05:41.911458284</meta:creation-date>
    <dc:date>2020-06-16T00:39:03.511958395</dc:date>
    <meta:editing-duration>PT2H44M4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47" meta:word-count="408" meta:character-count="2370" meta:non-whitespace-character-count="2018"/>
  </office:meta>
</office:document-meta>
</file>